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f84" officeooo:paragraph-rsid="00015f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re</text:p>
      <text:p text:style-name="P1">msg = "my phone number is 838-3874-321 and my friend's phone number is 33987-3452-32121. my father's phone number is 83733-9875-374636 and his friend's phone number is 876-5432-764"</text:p>
      <text:p text:style-name="P1"/>
      <text:p text:style-name="P1"/>
      <text:p text:style-name="P1">print "Valid numbers:", re.findall(r"\b\d{3}-\d{4}-\d{3}\b", msg)</text:p>
      <text:p text:style-name="P1"/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~ <text:s text:c="78"/></text:p>
      <text:p text:style-name="P1">"phone_nos.py" 6L, 261C written <text:s text:c="30"/>1,9 <text:s text:c="10"/>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8:33:18.897767122</meta:creation-date>
    <dc:date>2018-05-10T18:33:34.467079443</dc:date>
    <meta:editing-duration>PT16S</meta:editing-duration>
    <meta:editing-cycles>1</meta:editing-cycles>
    <meta:document-statistic meta:table-count="0" meta:image-count="0" meta:object-count="0" meta:page-count="1" meta:paragraph-count="28" meta:word-count="64" meta:character-count="2254" meta:non-whitespace-character-count="282"/>
    <meta:generator>LibreOffice/5.1.6.2$Linux_X86_64 LibreOffice_project/10m0$Build-2</meta:generator>
  </office:meta>
</office:document-meta>
</file>